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TituloDemostrativo" style:master-page-name="PortadaDemostrativos">
      <style:paragraph-properties style:page-number="auto"/>
      <style:text-properties officeooo:rsid="00115d88" officeooo:paragraph-rsid="00115d88"/>
    </style:style>
    <style:style style:name="P4" style:family="paragraph" style:parent-style-name="Nivel1" style:master-page-name="Pagina">
      <style:paragraph-properties style:page-number="auto"/>
    </style:style>
    <style:style style:name="P5" style:family="paragraph" style:parent-style-name="TablaContenidosDemostrativo" style:master-page-name="Pagina">
      <style:paragraph-properties style:page-number="auto"/>
    </style:style>
    <style:style style:name="P6" style:family="paragraph" style:parent-style-name="Textos" style:master-page-name="Pagina">
      <style:paragraph-properties style:page-number="auto"/>
    </style:style>
    <style:style style:name="P7" style:family="paragraph" style:parent-style-name="Textos">
      <style:text-properties officeooo:rsid="002456b0" officeooo:paragraph-rsid="002456b0"/>
    </style:style>
    <style:style style:name="P8" style:family="paragraph" style:parent-style-name="Textos">
      <style:text-properties officeooo:rsid="002cc4b4" officeooo:paragraph-rsid="002cc4b4"/>
    </style:style>
    <style:style style:name="P9" style:family="paragraph" style:parent-style-name="Tabla_20_contenidos_20_nivel1">
      <style:paragraph-properties>
        <style:tab-stops>
          <style:tab-stop style:position="17cm" style:type="right" style:leader-style="dotted" style:leader-text="."/>
        </style:tab-stops>
      </style:paragraph-properties>
    </style:style>
    <style:style style:name="P10"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2456b0"/>
    </style:style>
    <style:style style:name="T2" style:family="text">
      <style:text-properties officeooo:rsid="002cc4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0.<text:span text:style-name="T1">8</text:span></text:p>
      <text:p text:style-name="Standard"/>
      <text:p text:style-name="SubtituloPortadaYDemostrativos">Tipo de documento: Acta</text:p>
      <text:p text:style-name="SubtituloPortadaYDemostrativos"><text:span text:style-name="T1">07</text:span>/<text:span text:style-name="T1">01</text:span>/<text:span text:style-name="T1">1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1">8</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1">07</text:span>/<text:span text:style-name="T1">01</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6">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1">07</text:span>/<text:span text:style-name="T1">01</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1">07</text:span>/1<text:span text:style-name="T1">01</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5">Tabla de contenido</text:p>
          </text:index-title>
          <text:p text:style-name="P9"><text:a xlink:type="simple" xlink:href="#__RefHeading__1803_1352885363" text:style-name="Index_20_Link" text:visited-style-name="Index_20_Link">Datos de la reunión:<text:tab/>4</text:a></text:p>
          <text:p text:style-name="P10"><text:a xlink:type="simple" xlink:href="#__RefHeading__744_302876939" text:style-name="Index_20_Link" text:visited-style-name="Index_20_Link">Tabla 01. Datos de la reunión, 2014<text:tab/>4</text:a></text:p>
          <text:p text:style-name="P9"><text:a xlink:type="simple" xlink:href="#__RefHeading__746_302876939" text:style-name="Index_20_Link" text:visited-style-name="Index_20_Link">Puntos del orden del día:<text:tab/>4</text:a></text:p>
          <text:p text:style-name="P9"><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4"><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1">07</text:span>/<text:span text:style-name="T1">01</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CuerpoTabla">16:<text:span text:style-name="T1">05</text:span></text:p>
          </table:table-cell>
        </table:table-row>
        <table:table-row>
          <table:table-cell table:style-name="Tabla6.A2" office:value-type="string">
            <text:p text:style-name="TituloColumnaTabla">Hora de fiscalización:</text:p>
          </table:table-cell>
          <table:table-cell table:style-name="Tabla6.B2" office:value-type="string">
            <text:p text:style-name="CuerpoTabla">1<text:span text:style-name="T1">6:35</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7">Empezamos la primera reunión del año. Ahora en lo que vamos a centrarnos va ser en el experimento de temperaturas, luego mientras tanto había que ponerse en contacto con Raúl para el material que hace falta para cuando trabajemos con el y ver el diseño y donde se colocan los sensores.</text:p>
      <text:p text:style-name="P7">Luego nos quedaría exclusivamente el tema de los armarios que Javier ya quedó en hablar con el que los monta. Otra cosa es recuperar los conectores de las fuentes de alimentación de los equipos de desecho que no vamos a utilizar. En cuestión esta semana va a tratar sobre todo el sistema de almacenamiento y la misión de liberar todo lo que sobre del laboratorio para hacer espacio.</text:p>
      <text:p text:style-name="P7">Sabiendo esto tener en cuenta también que ya no va hacer falta los equipos sobre los que se realizaron las pruebas del cluster y que hay que desmontarlos también.</text:p>
      <text:p text:style-name="P8">Queda pues asignado para el viernes una reunión a las 12:00pm para ver como va todo el tema este. Por lo tanto Roberto queda al cargo de distribuir el trabajo.</text:p>
      <text:p text:style-name="Textos"/>
      <text:p text:style-name="Textos"><text:soft-page-break/></text:p>
      <text:p text:style-name="Textos"/>
      <text:p text:style-name="Footer"/>
      <text:p text:style-name="Footer"/>
      <text:p text:style-name="Standard"/>
      <text:p text:style-name="Standard"/>
      <text:p text:style-name="SubtituloPortadaYDemostrativo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4</meta:editing-cycles>
    <meta:generator>LibreOffice/4.1.3.2$Linux_X86_64 LibreOffice_project/410m0$Build-2</meta:generator>
    <dc:date>2014-01-07T17:00:38.367431729</dc:date>
    <dc:creator>Manuel </dc:creator>
    <meta:document-statistic meta:table-count="5" meta:image-count="3" meta:object-count="0" meta:page-count="5" meta:paragraph-count="66" meta:word-count="339" meta:character-count="2003" meta:non-whitespace-character-count="1689"/>
  </office:meta>
</office:document-meta>
</file>